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Util.toSAX( Source sour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Util.toDOM( ServiceManager manager , String mimeTypeHint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Util.toDOM( ServiceManager manager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Util.toDOM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Util.parse( ServiceManager manager , Source source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Util.readDOM( String location , Parameters typeParameters , SourceParameters parameters , Sour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Util.handleSAXException( String source , SAXException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Util.parse( ComponentManager manager , Source source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Util.writeDOM( String location , Parameters typeParameters , SourceParameters parameters , DocumentFragment frag , SourceResolver resolver , String serializer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SourceUtil.toCharacters( Source source , String encoding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Util.toSAX( ComponentManager manager , Source source , String mimeTypeHint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Util.getInputSourc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toSAX( Source source , String mimeTypeHint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Util.toSAX( XMLizable source , ContentHandler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Util.getSource( String uri , Parameters typeParameters , SourceParameters resourceParameters , SourceResolver resolv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ourceUtil.getPath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getFragmen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handle( String message , SourceException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Util.getPathWithoutAuthorit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Sourc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Util.toSAX( Source source , ContentHandler handler , Parameters typeParameters , boolean filterDocument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getAuthorit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handle( SourceException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Util.getQuer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toSAX( ServiceManager manager , Source source , String mimeTypeHint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Util.getSchem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